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text-properties fo:font-family="LithographLight" style:font-pitch="variable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family="'Serafettin Cartoon Condensed'" style:font-pitch="variable"/>
    </style:style>
    <style:style style:name="P4" style:family="paragraph">
      <style:paragraph-properties fo:text-align="justify"/>
      <style:text-properties fo:font-family="'Serafettin Cartoon Condensed'" style:font-pitch="variable" fo:font-size="24pt" style:font-size-asian="24pt" style:font-size-complex="24pt"/>
    </style:style>
    <style:style style:name="T1" style:family="text">
      <style:text-properties fo:font-family="LithographLight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LithographLight" style:font-pitch="variable"/>
    </style:style>
    <style:style style:name="T3" style:family="text">
      <style:text-properties fo:font-family="LithographLight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Serafettin Cartoon Condensed'" style:font-pitch="variable" fo:font-size="24pt" style:font-size-asian="24pt" style:font-size-complex="24pt"/>
    </style:style>
    <style:style style:name="T5" style:family="text">
      <style:text-properties fo:font-family="'Serafettin Cartoon Condensed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8.708cm" svg:x="1.471cm" svg:y="5.53cm" presentation:class="title" presentation:user-transformed="true">
          <draw:text-box>
            <text:p><text:span text:style-name="T1">Bio-Medical Text Mining </text:span><text:span text:style-name="T1"><text:line-break/></text:span><text:span text:style-name="T1">with </text:span><text:span text:style-name="T1"><text:line-break/></text:span><text:span text:style-name="T1">Python</text:span><text:span text:style-name="T2"><text:line-break/></text:span><text:span text:style-name="T2"><text:line-break/></text:span><text:span text:style-name="T2"><text:line-break/></text:span><text:span text:style-name="T3">Jaganadh G</text:span><text:span text:style-name="T3"><text:line-break/></text:span><text:span text:style-name="T3">Carlos Rodriguez-Penag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lk outline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Introduction</text:p>
              </text:list-item>
              <text:list-item>
                <text:p text:style-name="P2">Python and Bio-informatics</text:p>
              </text:list-item>
              <text:list-item>
                <text:p text:style-name="P2">Text Mining Experiments with Python</text:p>
                <text:list>
                  <text:list-item>
                    <text:p text:style-name="P2">Bioreader</text:p>
                  </text:list-item>
                  <text:list-item>
                    <text:p text:style-name="P2"/>
                  </text:list-item>
                </text:list>
              </text:list-item>
              <text:list-item>
                <text:p text:style-name="P2">ashfvgh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3" draw:text-style-name="P4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4">BioNLP or Bio Medical Text Mining is a recent research field on the edge of Natural Language Processing, bio-informatics, medical informatics and computational linguistics.</text:span></text:p>
                <text:list>
                  <text:list-item>
                    <text:p text:style-name="P2"><text:span text:style-name="T4">applying text mining techniques to literature in biomedical and molecular biology domain</text:span></text:p>
                  </text:list-item>
                  <text:list-item>
                    <text:p text:style-name="P2"><text:span text:style-name="T4">Major ares of work</text:span></text:p>
                    <text:list>
                      <text:list-item>
                        <text:p text:style-name="P2"><text:span text:style-name="T4">Named Entity Recognition</text:span></text:p>
                      </text:list-item>
                      <text:list-item>
                        <text:p text:style-name="P2"><text:span text:style-name="T4">Information Retrieval and Extraction</text:span></text:p>
                      </text:list-item>
                      <text:list-item>
                        <text:p text:style-name="P2"><text:span text:style-name="T4">Medical ontology processing</text:span></text:p>
                      </text:list-item>
                      <text:list-item>
                        <text:p text:style-name="P2"><text:span text:style-name="T4">Text classification ......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ioreader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5">Bioreader is a python library developed by Carlos for teaching bio medical text processing</text:span></text:p>
              </text:list-item>
              <text:list-item>
                <text:p text:style-name="P2"><text:span text:style-name="T5">Submitted to nltk_contrib</text:span></text:p>
              </text:list-item>
              <text:list-item>
                <text:p text:style-name="P2"><text:span text:style-name="T5">Undergoing re-writing and enhancement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ioreader ...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pan text:style-name="T5">Bioreader is a module that allows creation of biomedical corpus based on keyword queries or PMID <text:s/>lists</text:span></text:p>
              </text:list-item>
              <text:list-item>
                <text:p text:style-name="P2"><text:span text:style-name="T5">It also parses PUBMED and MEDLINE xml formats.</text:span></text:p>
              </text:list-item>
              <text:list-item>
                <text:p text:style-name="P2"><text:span text:style-name="T5">Can be used to create bio-medical corpus on the fly for different nlp tas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ython interface to ncbi-nlp services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pan text:style-name="T5">The NCIBI NLP web services provide programmatic access to parsed and tagged text from the National Library of Medicine's (NLM) PubMed literature database. </text:span></text:p>
              </text:list-item>
              <text:list-item>
                <text:p text:style-name="P2"><text:span text:style-name="T5">Java and Perl based tools are available there to access the service</text:span></text:p>
              </text:list-item>
              <text:list-item>
                <text:p text:style-name="P2"><text:span text:style-name="T5">Can access literature with pmid</text:span></text:p>
              </text:list-item>
              <text:list-item>
                <text:p text:style-name="P2"><text:span text:style-name="T5">Provides an XML output 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ython interface to ncbi-nlp services .........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pan text:style-name="T5">The interface can be accedes via </text:span><text:span text:style-name="T5"><text:a xlink:href="http://nlp.ncibi.org/">http://nlp.ncibi.org</text:a></text:span></text:p>
                <text:p text:style-name="P2"><text:span text:style-name="T5"/></text:p>
              </text:list-item>
              <text:list-item>
                <text:p text:style-name="P2"><text:span text:style-name="T5">Can be used to extract gene info from annotated biomedical literatur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monstration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5">Bioreader demonstration </text:span></text:p>
              </text:list-item>
              <text:list-item>
                <text:p text:style-name="P2"><text:span text:style-name="T5">NCBI-NLP service + Python de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ture direction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5">Interface to other bio-medical literature based web services</text:span></text:p>
              </text:list-item>
              <text:list-item>
                <text:p text:style-name="P2"><text:span text:style-name="T5">Bio-medical ontology processing with python – Example and demonstration </text:span></text:p>
              </text:list-item>
              <text:list-item>
                <text:p text:style-name="P2"><text:span text:style-name="T5">Mutation identificatio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Serafettin Cartoon Condensed'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Serafettin Cartoon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Serafettin Cartoon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Serafettin Cartoon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LithographLight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ggu </meta:initial-creator>
    <meta:creation-date>2010-09-01T23:40:56</meta:creation-date>
    <meta:editing-duration>PT01H41M25S</meta:editing-duration>
    <meta:editing-cycles>13</meta:editing-cycles>
    <dc:date>2010-09-10T16:45:10</dc:date>
    <dc:creator>Jaggu </dc:creator>
    <meta:generator>OpenOffice.org/3.2$Linux OpenOffice.org_project/320m12$Build-9483</meta:generator>
    <meta:document-statistic meta:object-count="60"/>
  </office:meta>
</office:document-meta>
</file>